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table:number-columns-repeated="3"/>
          <table:table-cell table:style-name="ce15" table:formula="of:=SUM([.B3:.F3])" office:value-type="float" office:value="18200" calcext:value-type="float">
            <text:p>182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office:value-type="string" calcext:value-type="string">
            <text:p>Անժելա</text:p>
          </table:table-cell>
          <table:table-cell table:style-name="ce64"/>
          <table:table-cell/>
          <table:table-cell table:formula="of:=SUM([.G3];[.G29];[.G57];[.G87])-[.J2]" office:value-type="float" office:value="20500" calcext:value-type="float">
            <text:p>20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office:value-type="string" calcext:value-type="string">
            <text:p>Արմենուհի</text:p>
          </table:table-cell>
          <table:table-cell table:style-name="ce64"/>
          <table:table-cell office:value-type="float" office:value="2000" calcext:value-type="float">
            <text:p>2000</text:p>
          </table:table-cell>
          <table:table-cell table:formula="of:=SUM([.K34])" office:value-type="float" office:value="24000" calcext:value-type="float">
            <text:p>24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table:style-name="ce57" office:value-type="string" calcext:value-type="string">
            <text:p>Գայանե</text:p>
          </table:table-cell>
          <table:table-cell table:style-name="ce20"/>
          <table:table-cell/>
          <table:table-cell table:formula="of:=[.L5]-[.L4]" office:value-type="float" office:value="3500" calcext:value-type="float">
            <text:p>3500</text:p>
          </table:table-cell>
        </table:table-row>
        <table:table-row table:style-name="ro12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/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808.300395256917" calcext:value-type="float">
            <text:p>808.3003952569</text:p>
          </table:table-cell>
          <table:table-cell table:style-name="ce40" office:value-type="string" calcext:value-type="string">
            <text:p>Մանե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808.300395256917" calcext:value-type="float">
            <text:p>808.3003952569</text:p>
          </table:table-cell>
          <table:table-cell table:style-name="ce40" office:value-type="string" calcext:value-type="string">
            <text:p>Նանե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000" calcext:value-type="float">
            <text:p>1000</text:p>
          </table:table-cell>
          <table:table-cell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28:.F28])" office:value-type="float" office:value="808.300395256917" calcext:value-type="float">
            <text:p>808.3003952569</text:p>
          </table:table-cell>
          <table:table-cell office:value-type="string" calcext:value-type="string">
            <text:p>Ժոզեֆ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office:value-type="string" calcext:value-type="string">
            <text:p>Մհեր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table:style-name="ce40" office:value-type="string" calcext:value-type="string">
            <text:p>Տարոն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table:style-name="ce47" office:value-type="string" calcext:value-type="string">
            <text:p>Ստեփան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office:value-type="string" calcext:value-type="string">
            <text:p>Թամարա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C28])" office:value-type="float" office:value="417.391304347826" calcext:value-type="float">
            <text:p>417.3913043478</text:p>
          </table:table-cell>
          <table:table-cell office:value-type="string" calcext:value-type="string">
            <text:p>Edgar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office:value-type="string" calcext:value-type="string">
            <text:p>Hasmik K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office:value-type="string" calcext:value-type="string">
            <text:p>Smbat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];[.C28];[.E28])" office:value-type="float" office:value="808.300395256917" calcext:value-type="float">
            <text:p>808.3003952569</text:p>
          </table:table-cell>
          <table:table-cell office:value-type="string" calcext:value-type="string">
            <text:p>Ani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office:value-type="string" calcext:value-type="string">
            <text:p>Araks</text:p>
          </table:table-cell>
          <table:table-cell table:style-name="ce64"/>
          <table:table-cell table:number-columns-repeated="2"/>
        </table:table-row>
        <table:table-row table:style-name="ro15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000" calcext:value-type="float">
            <text:p>1000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28:.F28])" office:value-type="float" office:value="808.300395256917" calcext:value-type="float">
            <text:p>808.3003952569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808.300395256917" calcext:value-type="float">
            <text:p>808.3003952569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/>
          <table:table-cell/>
        </table:table-row>
        <table:table-row table:style-name="ro12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3" office:value-type="float" office:value="417.391304347826" calcext:value-type="float">
            <text:p>417.3913043478</text:p>
          </table:table-cell>
          <table:table-cell table:formula="of:=[.D3]/22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0" calcext:value-type="float">
            <text:p>0</text:p>
          </table:table-cell>
          <table:table-cell/>
          <table:table-cell table:formula="of:=SUM([.B28:.F28])" office:value-type="float" office:value="808.300395256917" calcext:value-type="float">
            <text:p>808.3003952569</text:p>
          </table:table-cell>
          <table:table-cell table:style-name="Default" office:value-type="string" calcext:value-type="string">
            <text:p>Tina</text:p>
          </table:table-cell>
          <table:table-cell/>
          <table:table-cell table:style-name="ce15"/>
          <table:table-cell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table:number-columns-repeated="5"/>
          <table:table-cell table:style-name="ce15" table:formula="of:=SUM([.B29:.F29])" office:value-type="float" office:value="0" calcext:value-type="float">
            <text:p>0</text:p>
          </table:table-cell>
          <table:table-cell table:style-name="ce15" table:formula="of:=SUM([.H4:.H28])" office:value-type="float" office:value="18200" calcext:value-type="float">
            <text:p>1820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5:.F55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5];[.C55];[.E55];[.F55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E55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E55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55:.F55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Zori</text:p>
          </table:table-cell>
          <table:table-cell table:number-columns-repeated="3"/>
        </table:table-row>
        <table:table-row table:style-name="ro12">
          <table:table-cell/>
          <table:table-cell table:formula="of:=[.B29]/23" office:value-type="float" office:value="0" calcext:value-type="float">
            <text:p>0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5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];[.C84];[.E84];[.F8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4:.F8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C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C84];[.F8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4];[.D84];[.F8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];[.C84];[.E84];[.F8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4];[.E84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2">
          <table:table-cell/>
          <table:table-cell table:formula="of:=[.B57]/23" office:value-type="float" office:value="0" calcext:value-type="float">
            <text:p>0</text:p>
          </table:table-cell>
          <table:table-cell table:formula="of:=[.C57]/26" office:value-type="float" office:value="0" calcext:value-type="float">
            <text:p>0</text:p>
          </table:table-cell>
          <table:table-cell table:formula="of:=[.D57]/22" office:value-type="float" office:value="0" calcext:value-type="float">
            <text:p>0</text:p>
          </table:table-cell>
          <table:table-cell table:formula="of:=[.E57]/24" office:value-type="float" office:value="0" calcext:value-type="float">
            <text:p>0</text:p>
          </table:table-cell>
          <table:table-cell table:formula="of:=[.F57]/25" office:value-type="float" office:value="0" calcext:value-type="float">
            <text:p>0</text:p>
          </table:table-cell>
          <table:table-cell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58:.H84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D112:.F11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2];[.E112];[.F11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112:.F11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12:.F11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];[.C112];[.E11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C112];[.E11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112:.F11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2">
          <table:table-cell/>
          <table:table-cell table:formula="of:=[.B87]/25" office:value-type="float" office:value="0" calcext:value-type="float">
            <text:p>0</text:p>
          </table:table-cell>
          <table:table-cell table:formula="of:=[.C87]/24" office:value-type="float" office:value="0" calcext:value-type="float">
            <text:p>0</text:p>
          </table:table-cell>
          <table:table-cell table:formula="of:=[.D87]/23" office:value-type="float" office:value="0" calcext:value-type="float">
            <text:p>0</text:p>
          </table:table-cell>
          <table:table-cell table:formula="of:=[.E87]/25" office:value-type="float" office:value="0" calcext:value-type="float">
            <text:p>0</text:p>
          </table:table-cell>
          <table:table-cell table:formula="of:=[.F87]/17" office:value-type="float" office:value="0" calcext:value-type="float">
            <text:p>0</text:p>
          </table:table-cell>
          <table:table-cell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8:.H113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09:38:57.945774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6T10:46:52.269080095</dc:date>
    <meta:editing-duration>P9DT19H57M36S</meta:editing-duration>
    <meta:editing-cycles>3036</meta:editing-cycles>
    <meta:generator>LibreOffice/4.2.8.2$Linux_X86_64 LibreOffice_project/420m0$Build-2</meta:generator>
    <meta:document-statistic meta:table-count="18" meta:cell-count="8335" meta:object-count="0"/>
  </office:meta>
</office:document-meta>
</file>